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Alfa Slab One" svg:font-family="Alfa Slab One" style:font-family-generic="system" style:font-pitch="variable"/>
    <style:font-face style:name="Noto Sans" svg:font-family="Noto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fo:font-weight="bold" style:font-weight-asian="bold" style:font-weight-complex="bold" fo:font-size="15pt" style:font-size-asian="15pt" style:font-size-complex="15pt"/>
    </style:style>
    <style:style style:name="T3" style:parent-style-name="DefaultParagraphFont" style:family="text">
      <style:text-properties fo:font-weight="bold" style:font-weight-asian="bold" style:font-weight-complex="bold" fo:font-size="15pt" style:font-size-asian="15pt" style:font-size-complex="15pt"/>
    </style:style>
    <style:style style:name="P4" style:parent-style-name="Standard" style:family="paragraph">
      <style:text-properties fo:font-weight="bold" style:font-weight-asian="bold" style:font-weight-complex="bold" fo:font-size="15pt" style:font-size-asian="15pt" style:font-size-complex="15pt"/>
    </style:style>
    <style:style style:name="T5" style:parent-style-name="DefaultParagraphFont" style:family="text">
      <style:text-properties fo:font-style="italic" style:font-style-asian="italic" style:font-style-complex="italic"/>
    </style:style>
    <style:style style:name="P6" style:parent-style-name="Standard" style:family="paragraph">
      <style:text-properties fo:language="pt" fo:country="BR"/>
    </style:style>
    <style:style style:name="P7" style:parent-style-name="Standard" style:family="paragraph">
      <style:text-properties fo:language="pt" fo:country="BR"/>
    </style:style>
    <style:style style:name="P8" style:parent-style-name="Standard" style:family="paragraph">
      <style:text-properties fo:language="pt" fo:country="BR"/>
    </style:style>
    <style:style style:name="P9" style:parent-style-name="Standard" style:family="paragraph">
      <style:text-properties fo:font-weight="bold" style:font-weight-asian="bold" style:font-weight-complex="bold" fo:font-size="18pt" style:font-size-asian="18pt" style:font-size-complex="18pt"/>
    </style:style>
    <style:style style:name="P10"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T11" style:parent-style-name="DefaultParagraphFont" style:family="text">
      <style:text-properties style:text-underline-type="single" style:text-underline-style="solid" style:text-underline-width="auto" style:text-underline-mode="continuous"/>
    </style:style>
    <style:style style:name="T12" style:parent-style-name="DefaultParagraphFont" style:family="text">
      <style:text-properties style:text-underline-type="single" style:text-underline-style="solid" style:text-underline-width="auto" style:text-underline-mode="continuous"/>
    </style:style>
    <style:style style:name="T13" style:parent-style-name="DefaultParagraphFont" style:family="text">
      <style:text-properties style:text-underline-type="single" style:text-underline-style="solid" style:text-underline-width="auto" style:text-underline-mode="continuous"/>
    </style:style>
    <style:style style:name="P14" style:parent-style-name="Standard" style:family="paragraph">
      <style:text-properties fo:font-weight="bold" style:font-weight-asian="bold" style:font-weight-complex="bold" fo:font-style="italic" style:font-style-asian="italic" style:font-style-complex="italic" fo:font-size="13pt" style:font-size-asian="13pt" style:font-size-complex="13pt"/>
    </style:style>
    <style:style style:name="P15" style:parent-style-name="Standard" style:family="paragraph">
      <style:text-properties fo:language="pt" fo:country="BR"/>
    </style:style>
    <style:style style:name="P16" style:parent-style-name="Standard" style:family="paragraph">
      <style:text-properties fo:language="pt" fo:country="BR"/>
    </style:style>
    <style:style style:name="P17" style:parent-style-name="Standard" style:family="paragraph">
      <style:text-properties fo:language="pt" fo:country="BR"/>
    </style:style>
    <style:style style:name="P18" style:parent-style-name="Standard" style:family="paragraph">
      <style:text-properties fo:language="pt" fo:country="BR"/>
    </style:style>
    <style:style style:name="P19" style:parent-style-name="Standard" style:family="paragraph">
      <style:paragraph-properties fo:break-before="page"/>
      <style:text-properties fo:language="pt" fo:country="BR"/>
    </style:style>
    <style:style style:name="P20" style:parent-style-name="Standard" style:family="paragraph">
      <style:text-properties fo:font-weight="bold" style:font-weight-asian="bold" style:font-weight-complex="bold" fo:font-style="italic" style:font-style-asian="italic" style:font-style-complex="italic" fo:font-size="16pt" style:font-size-asian="16pt" style:font-size-complex="16pt"/>
    </style:style>
    <style:style style:name="P21" style:parent-style-name="Standard" style:family="paragraph">
      <style:text-properties fo:font-style="italic" style:font-style-asian="italic" style:font-style-complex="italic" fo:font-size="13pt" style:font-size-asian="13pt" style:font-size-complex="13pt"/>
    </style:style>
    <style:style style:name="T22" style:parent-style-name="DefaultParagraphFont" style:family="text">
      <style:text-properties style:text-underline-type="single" style:text-underline-style="solid" style:text-underline-width="auto" style:text-underline-mode="continuous"/>
    </style:style>
    <style:style style:name="T23" style:parent-style-name="DefaultParagraphFont" style:family="text">
      <style:text-properties style:text-underline-type="single" style:text-underline-style="solid" style:text-underline-width="auto" style:text-underline-mode="continuous"/>
    </style:style>
    <style:style style:name="T24" style:parent-style-name="DefaultParagraphFont" style:family="text">
      <style:text-properties style:text-underline-type="single" style:text-underline-style="solid" style:text-underline-width="auto" style:text-underline-mode="continuous"/>
    </style:style>
    <style:style style:name="T25" style:parent-style-name="DefaultParagraphFont" style:family="text">
      <style:text-properties style:text-underline-type="single" style:text-underline-style="solid" style:text-underline-width="auto" style:text-underline-mode="continuous"/>
    </style:style>
    <style:style style:name="P26" style:parent-style-name="Standard" style:family="paragraph">
      <style:text-properties fo:font-weight="bold" style:font-weight-asian="bold" style:font-weight-complex="bold" fo:font-size="18pt" style:font-size-asian="18pt" style:font-size-complex="18pt"/>
    </style:style>
    <style:style style:name="P27" style:parent-style-name="Standard" style:family="paragraph">
      <style:text-properties fo:font-weight="bold" style:font-weight-asian="bold" style:font-weight-complex="bold"/>
    </style:style>
    <style:style style:name="P28" style:parent-style-name="Standard" style:family="paragraph">
      <style:text-properties fo:font-weight="bold" style:font-weight-asian="bold" style:font-weight-complex="bold" fo:font-size="18pt" style:font-size-asian="18pt" style:font-size-complex="18pt"/>
    </style:style>
    <style:style style:name="P29" style:parent-style-name="Standard" style:family="paragraph">
      <style:text-properties fo:font-weight="bold" style:font-weight-asian="bold" style:font-weight-complex="bold"/>
    </style:style>
    <style:style style:name="P30" style:parent-style-name="Standard" style:family="paragraph">
      <style:text-properties fo:font-style="italic" style:font-style-asian="italic" style:font-style-complex="italic"/>
    </style:style>
    <style:style style:name="P31" style:parent-style-name="Standard" style:family="paragraph">
      <style:text-properties fo:font-style="italic" style:font-style-asian="italic" style:font-style-complex="italic"/>
    </style:style>
    <style:style style:name="P32" style:parent-style-name="Standard" style:family="paragraph">
      <style:text-properties fo:font-style="italic" style:font-style-asian="italic" style:font-style-complex="italic"/>
    </style:style>
    <style:style style:name="P33" style:parent-style-name="Standard" style:family="paragraph">
      <style:text-properties fo:font-weight="bold" style:font-weight-asian="bold" style:font-weight-complex="bold"/>
    </style:style>
    <style:style style:name="P34" style:parent-style-name="Standard" style:family="paragraph">
      <style:text-properties fo:font-weight="bold" style:font-weight-asian="bold" style:font-weight-complex="bold" fo:font-style="italic" style:font-style-asian="italic" style:font-style-complex="italic"/>
    </style:style>
    <style:style style:name="P35" style:parent-style-name="Standard" style:family="paragraph">
      <style:text-properties fo:font-weight="bold" style:font-weight-asian="bold" style:font-weight-complex="bold"/>
    </style:style>
    <style:style style:name="T36" style:parent-style-name="DefaultParagraphFont" style:family="text">
      <style:text-properties fo:font-style="italic" style:font-style-asian="italic" style:font-style-complex="italic"/>
    </style:style>
    <style:style style:name="T37" style:parent-style-name="DefaultParagraphFont" style:family="text">
      <style:text-properties fo:font-style="italic" style:font-style-asian="italic" style:font-style-complex="italic"/>
    </style:style>
    <style:style style:name="T38" style:parent-style-name="DefaultParagraphFont" style:family="text">
      <style:text-properties fo:font-style="italic" style:font-style-asian="italic" style:font-style-complex="italic"/>
    </style:style>
    <style:style style:name="T39" style:parent-style-name="DefaultParagraphFont" style:family="text">
      <style:text-properties fo:font-style="italic" style:font-style-asian="italic" style:font-style-complex="italic"/>
    </style:style>
    <style:style style:name="T40" style:parent-style-name="DefaultParagraphFont" style:family="text">
      <style:text-properties fo:font-style="italic" style:font-style-asian="italic" style:font-style-complex="italic"/>
    </style:style>
    <style:style style:name="P41" style:parent-style-name="Standard" style:family="paragraph">
      <style:text-properties fo:font-weight="bold" style:font-weight-asian="bold" style:font-weight-complex="bold"/>
    </style:style>
  </office:automatic-styles>
  <office:body>
    <office:text text:use-soft-page-breaks="true">
      <text:p text:style-name="P1">Notes: <text:s/>DSA Finals – REVISION</text:p>
      <text:p text:style-name="Standard"/>
      <text:p text:style-name="Standard"/>
      <text:p text:style-name="P2">Big O notation</text:p>
      <text:p text:style-name="Standard"><text:a xlink:href="https://www.bigocheatsheet.com/" office:target-frame-name="_top" xlink:show="replace"><text:span text:style-name="T3">https://www.bigocheatsheet.com/</text:span></text:a></text:p>
      <text:p text:style-name="P4"/>
      <text:p text:style-name="Standard">Gives us an algorithms complexity in terms of it’s input size N.</text:p>
      <text:p text:style-name="Standard">(for eg. N would be size of an array to<text:s/>sort)</text:p>
      <text:p text:style-name="Standard">It is machine independent, usually takes into account<text:span text:style-name="T5"><text:s/>worst case scenario</text:span>.</text:p>
      <text:p text:style-name="P6">1. Ignores constants</text:p>
      <text:p text:style-name="P7">//5n → O(n)</text:p>
      <text:p text:style-name="Standard">2. Certain terms “dominate” others</text:p>
      <text:p text:style-name="Standard">// we drop low order codes</text:p>
      <text:p text:style-name="P8">O(1) &lt; O(logn) &lt; O(n) &lt; O(nlogn) &lt; O(n^2) &lt; O(n!)</text:p>
      <text:p text:style-name="Standard">In practice, however constants<text:s/>may matter and so would best-case and average case.</text:p>
      <text:p text:style-name="Standard"/>
      <text:p text:style-name="Standard"/>
      <text:p text:style-name="P9">Sorting<text:s/>Algorithms</text:p>
      <text:p text:style-name="Standard"/>
      <text:p text:style-name="Standard">O(N^2) algorithms are<text:s/>Bubble, Insertion, Selection</text:p>
      <text:p text:style-name="Standard">O(N*logN) Sorting algorithms: Quick Sort, Merge Sort, Heap Sort (the new one!)</text:p>
      <text:p text:style-name="Standard"/>
      <text:p text:style-name="P10">Bubble, Insertion and Selection</text:p>
      <text:p text:style-name="Standard"><text:a xlink:href="https://en.wikipedia.org/wiki/Insertion_sort" office:target-frame-name="_top" xlink:show="replace">https://en.wikipedia.org/wiki/Insertion_sort</text:a></text:p>
      <text:p text:style-name="Standard"><text:a xlink:href="https://en.wikipedia.org/wiki/Bubble_sort" office:target-frame-name="_top" xlink:show="replace">https://en.wikipedia.org/wiki/Bubble_sort</text:a></text:p>
      <text:p text:style-name="Standard"><text:a xlink:href="https://en.wikipedia.org/wiki/Selection_sort" office:target-frame-name="_top" xlink:show="replace">https://en.wikipedia.org/wiki/Selection_sort</text:a></text:p>
      <text:p text:style-name="Standard"/>
      <text:p text:style-name="Standard">-- Bubble and Insertion have<text:s/>a<text:s/><text:span text:style-name="T11">worst-case</text:span><text:s/>and<text:s/><text:span text:style-name="T12">average</text:span><text:s/>complexity of O(n^2).</text:p>
      <text:p text:style-name="Standard">– Selection has Best time complexity of O(n)</text:p>
      <text:p text:style-name="Standard">+<text:s/><text:span text:style-name="T13">Best case</text:span><text:s/>is the list is already sorted save for one value O(n).</text:p>
      <text:p text:style-name="Standard">+ Only advantage is ability to check if list its sorted is efficiently is built into the algorithm.</text:p>
      <text:p text:style-name="Standard">- It is not complex to write however, Insertion is no more complex than bubble and generally runs faster.</text:p>
      <text:p text:style-name="Standard">+ Uses less space as only one array is needed, Space complexity 0(1)</text:p>
      <text:p text:style-name="Standard"/>
      <text:p text:style-name="Standard">- Selection generally performs worse than insertion sort. Selection sort is<text:s/>noted for its simplicity and has performance advantages over more complicated algorithms in certain situations, particularly where auxiliary memory is limited.</text:p>
      <text:p text:style-name="Standard"/>
      <text:p text:style-name="P14">Quick, Merge and Heap</text:p>
      <text:p text:style-name="Standard"/>
      <text:p text:style-name="Standard"><text:a xlink:href="https://en.wikipedia.org/wiki/Quicksort" office:target-frame-name="_top" xlink:show="replace">https://en.wikipedia.org/wiki/Quicksort</text:a></text:p>
      <text:p text:style-name="Standard"/>
      <text:p text:style-name="P15">Quick: best O(n log n) | average O(n log n) | worst O(n^2) | space O(log n)</text:p>
      <text:p text:style-name="P16">Merge: best O(n log n) | average O(n log n) | worst O(n log n) | space O(n)</text:p>
      <text:p text:style-name="P17">Heap: best O(n log n) | average O(n log n) | worst O(n log n) | space O(1)</text:p>
      <text:p text:style-name="P18"/>
      <text:p text:style-name="P19"/>
      <text:p text:style-name="P20">What does in-place and stable mean?</text:p>
      <text:p text:style-name="P21"/>
      <text:p text:style-name="Standard">An<text:s/><text:span text:style-name="T22">in-place algorithm</text:span><text:s/>is an algorithm which transforms input using no auxiliary data structure. However, a small amount of extra storage space is allowed for auxiliary variables. The input is usually overwritten by the output as the algorithm executes. An in-place algorithm updates its input sequence only through replacement or swapping of elements. An algorithm which is not in-place is sometimes called not-in-place or out-of-place.</text:p>
      <text:p text:style-name="Standard"/>
      <text:p text:style-name="Standard">A s<text:span text:style-name="T23">table algorithm<text:s/></text:span>means if two items share a key (eg number of first letter) then they will retain their relative positions to each other after the sort.</text:p>
      <text:p text:style-name="Standard"/>
      <text:p text:style-name="Standard">Some sorting algorithms are stable by nature like Insertion sort, Merge Sort, Bubble Sort, etc. And some sorting algorithms are not, like Heap Sort, Quick Sort, etc.</text:p>
      <text:p text:style-name="Standard"/>
      <text:p text:style-name="Standard">Quick sort is in place</text:p>
      <text:p text:style-name="Standard"><text:span text:style-name="T24">Pivo</text:span><text:span text:style-name="T25">t selection</text:span><text:s/>for quick sort can be done by picking 3 elements in list to be sorted(at beginning middle and end point) sorting the three and then moving then back. Then letting the pivot be the value in the middle this is called Median-of-Three.</text:p>
      <text:p text:style-name="Standard">Showing/identifying the pivot selection and sorting process of Quick Sort often appears in the test. As well as the division and merging of the Merge Sort algorithm. Prioritise what/how they sort, not their exact implementation</text:p>
      <text:p text:style-name="Standard"/>
      <text:p text:style-name="Standard"/>
      <text:p text:style-name="Standard"/>
      <text:p text:style-name="P26">Stacks and Queues</text:p>
      <text:p text:style-name="P27"/>
      <text:p text:style-name="Standard">LIFO<text:s/>(Stack) - Last In,<text:s/>First Out (or FILO)</text:p>
      <text:p text:style-name="Standard"/>
      <text:p text:style-name="Standard">FIFO (Queue) - First In,<text:s/>First Out</text:p>
      <text:p text:style-name="Standard"/>
      <text:p text:style-name="Standard">How do they work?</text:p>
      <text:p text:style-name="Standard">How are they implemented? (Array/LinkedList)</text:p>
      <text:p text:style-name="Standard"/>
      <text:p text:style-name="Standard">What are they good for?</text:p>
      <text:p text:style-name="Standard">Also Infix to postfix and evaluation of postfix. They’re a great example of implementing both<text:s/>stacks and queues so they always appear in the assessments.</text:p>
      <text:p text:style-name="Standard"/>
      <text:p text:style-name="Standard"/>
      <text:p text:style-name="P28">Recursion</text:p>
      <text:p text:style-name="Standard"/>
      <text:p text:style-name="Standard">When to use recursion over an iterative solution</text:p>
      <text:p text:style-name="Standard">How it works (e.g.,<text:s/>being able to understand the recursion tree and unwinding)</text:p>
      <text:p text:style-name="P29">Necessary properties of a recursive<text:s/>algorithm.</text:p>
      <text:p text:style-name="P30"><text:s text:c="4"/>A recursive algorithm must have a base case.</text:p>
      <text:p text:style-name="P31"><text:s text:c="4"/>A recursive algorithm must change its state and move toward the base case.</text:p>
      <text:p text:style-name="P32"><text:s text:c="4"/>A recursive algorithm must call itself, recursively.</text:p>
      <text:p text:style-name="Standard">+<text:s/>Must be made up of a problem that can be evaluated knowing the result of a smaller/simpler version of itself.</text:p>
      <text:p text:style-name="Standard">It must have one or more base<text:s/>cases and<text:s/>must account for infinite recursions as to not overflow the call stack. Static global variables can be useful here.</text:p>
      <text:p text:style-name="P33">What is a base case?</text:p>
      <text:p text:style-name="Standard">A base case refers to an output of a recursive function with a fixed specific response. It is usually the simplest possible input of a recursive method</text:p>
      <text:p text:style-name="Standard">What are wrapper methods, and why are they useful?</text:p>
      <text:p text:style-name="Standard">Wrapper methods are instructions that are ran before the recursive part of a recursive algorithm, meaning they only run once. They are useful for setting initial parameters and handling unusual base cases as well as catching exceptions.</text:p>
      <text:p text:style-name="Standard"/>
      <text:p text:style-name="P34">STACK OVERFLOW?!?!... what is it and why does it happen?</text:p>
      <text:p text:style-name="Standard">A stack overflow is when the operating systems call stack goes above the allocated number of calls<text:s/>usually due to an operation stuck in an endless loop. When you call a function in your code, the next instruction after the function call is stored on the stack, and any storage space that might be overwritten by the function call. The function you call might use up more stack for its own local variables. When it's done, it frees up the local variable stack space it used, then returns to the previous function.</text:p>
      <text:p text:style-name="Standard"/>
      <text:p text:style-name="Standard">Hanoi towers, and Fibonacci often appear as recursion questions so make sure to review them. Often there can also be a recursive algorithm you have to come up with or re-implement from the lectures, so be comfortable with recursive code!</text:p>
      <text:p text:style-name="Standard"/>
      <text:p text:style-name="P35">Difference between linked lists and arrays?</text:p>
      <text:p text:style-name="Standard"/>
      <text:p text:style-name="Standard"><text:span text:style-name="T36">Arrays references to blocks of contiguous memory</text:span>, once<text:s/>an array is declared<text:s/>its<text:s/>size is static. If a program is to remove any values from the array the same space will still be allocated and the extra space will now be null. Arrays are accessed by keeping track of the memory location of<text:s/>its<text:s/>values using an index.</text:p>
      <text:p text:style-name="Standard"><text:span text:style-name="T37">Linked lists are<text:s/></text:span><text:span text:style-name="T38">non-contiguous</text:span><text:span text:style-name="T39"><text:s/>and are simply objects in memory which hold memory addresses to other</text:span><text:span text:style-name="T40"><text:s/>objects.</text:span><text:s text:c="2"/>They are accessed by calling a function which returns their next and previous nodes. They are slower to access than arrays for this reason however allow for more dynamic space allocation as without needing<text:s/>to reallocate memory.</text:p>
      <text:p text:style-name="Standard">Linked lists can be single ended (head only) double ended (head and tail), single linked (next only) and doubly<text:s/>linked (next and previous) or a combination of these. Having a more complex list will increase the space complexity since more memory addresses will need to be stored with every<text:s/>instance,<text:s/>however, will allow for more complex operations such as find and remove at to be implemented more efficiently.</text:p>
      <text:p text:style-name="Standard"/>
      <text:p text:style-name="P41">Hash Functions</text:p>
      <text:p text:style-name="Standard">What are they and why are they used?</text:p>
      <text:p text:style-name="Standard"/>
      <text:p text:style-name="Standard">What is a hash function used for?</text:p>
      <text:p text:style-name="Standard">What are the important properties of a hash function?</text:p>
      <text:p text:style-name="Standard">What is clustering? How is it dealt with?</text:p>
      <text:p text:style-name="Standard">What’s separate chaining?</text:p>
      <text:p text:style-name="Standard">Moving through an array and inserting elements is<text:s/>pretty common, so be comfortable with it and how hash functions can work! Also have a good understanding of why ‘previously used’ is necessary for open addressing.</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DejaVu Sans" svg:font-family="DejaVu Sans" style:font-family-generic="system" style:font-pitch="variable"/>
    <style:font-face style:name="Alfa Slab One" svg:font-family="Alfa Slab One" style:font-family-generic="system" style:font-pitch="variable"/>
    <style:font-face style:name="Noto Sans" svg:font-family="Noto Sans" style:font-family-generic="swiss" style:font-pitch="variable"/>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AU"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Devanagari" style:font-name-asian="DejaVu Sans" style:font-name-complex="Alfa Slab One" fo:font-size="18pt" style:font-size-asian="18pt" fo:hyphenate="false"/>
    </style:style>
    <style:style style:name="Objectwithoutfill" style:display-name="Object without fill" style:family="paragraph" style:parent-style-name="DefaultDrawingStyle">
      <style:text-properties style:font-name-asian="Lohit Devanagari" style:font-name-complex="Lohit Devanagari" fo:hyphenate="false"/>
    </style:style>
    <style:style style:name="Objectwithnofillandnoline" style:display-name="Object with no fill and no line" style:family="paragraph" style:parent-style-name="DefaultDrawingStyle">
      <style:text-properties style:font-name-asian="Lohit Devanagari" style:font-name-complex="Lohit Devanagar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Caption">
      <style:text-properties fo:hyphenate="false"/>
    </style:style>
    <style:style style:name="TitleA4" style:display-name="Title A4" style:family="paragraph" style:parent-style-name="A4">
      <style:text-properties fo:font-size="43.5pt" style:font-size-asian="43.5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0">
      <style:text-properties fo:font-size="95.5pt" style:font-size-asian="95.5pt" fo:hyphenate="false"/>
    </style:style>
    <style:style style:name="HeadingA0" style:display-name="Heading A0" style:family="paragraph" style:parent-style-name="A0">
      <style:text-properties fo:font-size="71.5pt" style:font-size-asian="71.5pt" fo:hyphenate="false"/>
    </style:style>
    <style:style style:name="TextA0" style:display-name="Text A0" style:family="paragraph" style:parent-style-name="A0">
      <style:text-properties fo:hyphenate="false"/>
    </style:style>
    <style:style style:name="Graphic" style:display-name="Graphic" style:family="paragraph">
      <style:text-properties style:font-name="Liberation Sans" style:font-name-asian="DejaVu Sans" style:font-name-complex="Alfa Slab One" fo:font-size="18pt" style:font-size-asian="18pt" fo:hyphenate="false"/>
    </style:style>
    <style:style style:name="Shapes" style:display-name="Shapes" style:family="paragraph" style:parent-style-name="Graphic">
      <style:text-properties style:font-name-asian="Liberation Sans" style:font-name-complex="Liberation Sans" fo:font-weight="bold" style:font-weight-asian="bold" fo:font-size="14pt" style:font-size-asian="14pt" fo:hyphenate="false"/>
    </style:style>
    <style:style style:name="Filled" style:display-name="Filled" style:family="paragraph" style:parent-style-name="Shapes">
      <style:text-properties fo:hyphenate="false"/>
    </style:style>
    <style:style style:name="FilledBlue" style:display-name="Filled Blue" style:family="paragraph" style:parent-style-name="Filled">
      <style:text-properties fo:color="#FFFFFF" fo:hyphenate="false"/>
    </style:style>
    <style:style style:name="FilledGreen" style:display-name="Filled Green" style:family="paragraph" style:parent-style-name="Filled">
      <style:text-properties fo:color="#FFFFFF" fo:hyphenate="false"/>
    </style:style>
    <style:style style:name="FilledRed" style:display-name="Filled Red" style:family="paragraph" style:parent-style-name="Filled">
      <style:text-properties fo:color="#FFFFFF" fo:hyphenate="false"/>
    </style:style>
    <style:style style:name="FilledYellow" style:display-name="Filled Yellow" style:family="paragraph" style:parent-style-name="Filled">
      <style:text-properties fo:color="#FFFFFF" fo:hyphenate="false"/>
    </style:style>
    <style:style style:name="Outlined" style:display-name="Outlined" style:family="paragraph" style:parent-style-name="Shapes">
      <style:text-properties fo:hyphenate="false"/>
    </style:style>
    <style:style style:name="OutlinedBlue" style:display-name="Outlined Blue" style:family="paragraph" style:parent-style-name="Outlined">
      <style:text-properties fo:color="#355269" fo:hyphenate="false"/>
    </style:style>
    <style:style style:name="OutlinedGreen" style:display-name="Outlined Green" style:family="paragraph" style:parent-style-name="Outlined">
      <style:text-properties fo:color="#127622" fo:hyphenate="false"/>
    </style:style>
    <style:style style:name="OutlinedRed" style:display-name="Outlined Red" style:family="paragraph" style:parent-style-name="Outlined">
      <style:text-properties fo:color="#C9211E" fo:hyphenate="false"/>
    </style:style>
    <style:style style:name="OutlinedYellow" style:display-name="Outlined Yellow" style:family="paragraph" style:parent-style-name="Outlined">
      <style:text-properties fo:color="#B47804" fo:hyphenate="false"/>
    </style:style>
    <style:style style:name="Lines" style:display-name="Lines" style:family="paragraph" style:parent-style-name="Graphic">
      <style:text-properties style:font-name-asian="Liberation Sans" style:font-name-complex="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TITLELTGliederung1" style:display-name="TITLE~LT~Gliederung 1" style:family="paragraph">
      <style:paragraph-properties fo:margin-top="0.1965in" style:line-height-at-least="0.1388in"/>
      <style:text-properties style:font-name="Arial" style:font-name-asian="DejaVu Sans" style:font-name-complex="Alfa Slab One" fo:color="#000000" fo:font-size="14pt" style:font-size-asian="14pt" fo:hyphenate="false"/>
    </style:style>
    <style:style style:name="TITLELTGliederung2" style:display-name="TITLE~LT~Gliederung 2" style:family="paragraph" style:parent-style-name="TITLELTGliederung1">
      <style:paragraph-properties fo:margin-top="0.1576in"/>
      <style:text-properties style:font-name-asian="Arial" style:font-name-complex="Arial" fo:hyphenate="false"/>
    </style:style>
    <style:style style:name="TITLELTGliederung3" style:display-name="TITLE~LT~Gliederung 3" style:family="paragraph" style:parent-style-name="TITLELTGliederung2">
      <style:paragraph-properties fo:margin-top="0.118in"/>
      <style:text-properties fo:hyphenate="false"/>
    </style:style>
    <style:style style:name="TITLELTGliederung4" style:display-name="TITLE~LT~Gliederung 4" style:family="paragraph" style:parent-style-name="TITLELTGliederung3">
      <style:paragraph-properties fo:margin-top="0.0784in"/>
      <style:text-properties fo:hyphenate="false"/>
    </style:style>
    <style:style style:name="TITLELTGliederung5" style:display-name="TITLE~LT~Gliederung 5" style:family="paragraph" style:parent-style-name="TITLELTGliederung4">
      <style:paragraph-properties fo:margin-top="0.0395in"/>
      <style:text-properties fo:font-size="20pt" style:font-size-asian="20pt" fo:hyphenate="false"/>
    </style:style>
    <style:style style:name="TITLELTGliederung6" style:display-name="TITLE~LT~Gliederung 6" style:family="paragraph" style:parent-style-name="TITLELTGliederung5">
      <style:text-properties fo:hyphenate="false"/>
    </style:style>
    <style:style style:name="TITLELTGliederung7" style:display-name="TITLE~LT~Gliederung 7" style:family="paragraph" style:parent-style-name="TITLELTGliederung6">
      <style:text-properties fo:hyphenate="false"/>
    </style:style>
    <style:style style:name="TITLELTGliederung8" style:display-name="TITLE~LT~Gliederung 8" style:family="paragraph" style:parent-style-name="TITLELTGliederung7">
      <style:text-properties fo:hyphenate="false"/>
    </style:style>
    <style:style style:name="TITLELTGliederung9" style:display-name="TITLE~LT~Gliederung 9" style:family="paragraph" style:parent-style-name="TITLELTGliederung8">
      <style:text-properties fo:hyphenate="false"/>
    </style:style>
    <style:style style:name="TITLELTTitel" style:display-name="TITLE~LT~Titel" style:family="paragraph">
      <style:paragraph-properties style:line-height-at-least="0.1388in"/>
      <style:text-properties style:font-name="Arial" style:font-name-asian="DejaVu Sans" style:font-name-complex="Alfa Slab One" fo:color="#000000" fo:font-size="14pt" style:font-size-asian="14pt" fo:hyphenate="false"/>
    </style:style>
    <style:style style:name="TITLELTUntertitel" style:display-name="TITLE~LT~Untertitel" style:family="paragraph">
      <style:paragraph-properties fo:text-align="center"/>
      <style:text-properties style:font-name="Lohit Devanagari" style:font-name-asian="DejaVu Sans" style:font-name-complex="Alfa Slab One" fo:font-size="32pt" style:font-size-asian="32pt" fo:hyphenate="false"/>
    </style:style>
    <style:style style:name="TITLELTNotizen" style:display-name="TITLE~LT~Notizen" style:family="paragraph">
      <style:paragraph-properties fo:margin-left="0.2361in" fo:text-indent="-0.2361in">
        <style:tab-stops/>
      </style:paragraph-properties>
      <style:text-properties style:font-name="Lohit Devanagari" style:font-name-asian="DejaVu Sans" style:font-name-complex="Alfa Slab One" fo:font-size="20pt" style:font-size-asian="20pt" fo:hyphenate="false"/>
    </style:style>
    <style:style style:name="TITLELTHintergrundobjekte" style:display-name="TITLE~LT~Hintergrundobjekte" style:family="paragraph">
      <style:text-properties style:font-name-asian="DejaVu Sans" style:font-name-complex="Alfa Slab One" fo:hyphenate="false"/>
    </style:style>
    <style:style style:name="TITLELTHintergrund" style:display-name="TITLE~LT~Hintergrund" style:family="paragraph">
      <style:text-properties style:font-name-asian="DejaVu Sans" style:font-name-complex="Alfa Slab One" fo:hyphenate="false"/>
    </style:style>
    <style:style style:name="default" style:display-name="default" style:family="paragraph">
      <style:paragraph-properties style:line-height-at-least="0.1388in"/>
      <style:text-properties style:font-name="Lohit Devanagari" style:font-name-asian="DejaVu Sans" style:font-name-complex="Alfa Slab One" fo:font-size="18pt" style:font-size-asian="18pt" fo:hyphenate="false"/>
    </style:style>
    <style:style style:name="gray1" style:display-name="gray1" style:family="paragraph" style:parent-style-name="default">
      <style:text-properties style:font-name-asian="Lohit Devanagari" style:font-name-complex="Lohit Devanagari" fo:hyphenate="false"/>
    </style:style>
    <style:style style:name="gray2" style:display-name="gray2" style:family="paragraph" style:parent-style-name="default">
      <style:text-properties style:font-name-asian="Lohit Devanagari" style:font-name-complex="Lohit Devanagari" fo:hyphenate="false"/>
    </style:style>
    <style:style style:name="gray3" style:display-name="gray3" style:family="paragraph" style:parent-style-name="default">
      <style:text-properties style:font-name-asian="Lohit Devanagari" style:font-name-complex="Lohit Devanagari" fo:hyphenate="false"/>
    </style:style>
    <style:style style:name="bw1" style:display-name="bw1" style:family="paragraph" style:parent-style-name="default">
      <style:text-properties style:font-name-asian="Lohit Devanagari" style:font-name-complex="Lohit Devanagari" fo:hyphenate="false"/>
    </style:style>
    <style:style style:name="bw2" style:display-name="bw2" style:family="paragraph" style:parent-style-name="default">
      <style:text-properties style:font-name-asian="Lohit Devanagari" style:font-name-complex="Lohit Devanagari" fo:hyphenate="false"/>
    </style:style>
    <style:style style:name="bw3" style:display-name="bw3" style:family="paragraph" style:parent-style-name="default">
      <style:text-properties style:font-name-asian="Lohit Devanagari" style:font-name-complex="Lohit Devanagari" fo:hyphenate="false"/>
    </style:style>
    <style:style style:name="orange1" style:display-name="orange1" style:family="paragraph" style:parent-style-name="default">
      <style:text-properties style:font-name-asian="Lohit Devanagari" style:font-name-complex="Lohit Devanagari" fo:hyphenate="false"/>
    </style:style>
    <style:style style:name="orange2" style:display-name="orange2" style:family="paragraph" style:parent-style-name="default">
      <style:text-properties style:font-name-asian="Lohit Devanagari" style:font-name-complex="Lohit Devanagari" fo:hyphenate="false"/>
    </style:style>
    <style:style style:name="orange3" style:display-name="orange3" style:family="paragraph" style:parent-style-name="default">
      <style:text-properties style:font-name-asian="Lohit Devanagari" style:font-name-complex="Lohit Devanagari" fo:hyphenate="false"/>
    </style:style>
    <style:style style:name="turquoise1" style:display-name="turquoise1" style:family="paragraph" style:parent-style-name="default">
      <style:text-properties style:font-name-asian="Lohit Devanagari" style:font-name-complex="Lohit Devanagari" fo:hyphenate="false"/>
    </style:style>
    <style:style style:name="turquoise2" style:display-name="turquoise2" style:family="paragraph" style:parent-style-name="default">
      <style:text-properties style:font-name-asian="Lohit Devanagari" style:font-name-complex="Lohit Devanagari" fo:hyphenate="false"/>
    </style:style>
    <style:style style:name="turquoise3" style:display-name="turquoise3" style:family="paragraph" style:parent-style-name="default">
      <style:text-properties style:font-name-asian="Lohit Devanagari" style:font-name-complex="Lohit Devanagari" fo:hyphenate="false"/>
    </style:style>
    <style:style style:name="blue1" style:display-name="blue1" style:family="paragraph" style:parent-style-name="default">
      <style:text-properties style:font-name-asian="Lohit Devanagari" style:font-name-complex="Lohit Devanagari" fo:hyphenate="false"/>
    </style:style>
    <style:style style:name="blue2" style:display-name="blue2" style:family="paragraph" style:parent-style-name="default">
      <style:text-properties style:font-name-asian="Lohit Devanagari" style:font-name-complex="Lohit Devanagari" fo:hyphenate="false"/>
    </style:style>
    <style:style style:name="blue3" style:display-name="blue3" style:family="paragraph" style:parent-style-name="default">
      <style:text-properties style:font-name-asian="Lohit Devanagari" style:font-name-complex="Lohit Devanagari" fo:hyphenate="false"/>
    </style:style>
    <style:style style:name="sun1" style:display-name="sun1" style:family="paragraph" style:parent-style-name="default">
      <style:text-properties style:font-name-asian="Lohit Devanagari" style:font-name-complex="Lohit Devanagari" fo:hyphenate="false"/>
    </style:style>
    <style:style style:name="sun2" style:display-name="sun2" style:family="paragraph" style:parent-style-name="default">
      <style:text-properties style:font-name-asian="Lohit Devanagari" style:font-name-complex="Lohit Devanagari" fo:hyphenate="false"/>
    </style:style>
    <style:style style:name="sun3" style:display-name="sun3" style:family="paragraph" style:parent-style-name="default">
      <style:text-properties style:font-name-asian="Lohit Devanagari" style:font-name-complex="Lohit Devanagari" fo:hyphenate="false"/>
    </style:style>
    <style:style style:name="earth1" style:display-name="earth1" style:family="paragraph" style:parent-style-name="default">
      <style:text-properties style:font-name-asian="Lohit Devanagari" style:font-name-complex="Lohit Devanagari" fo:hyphenate="false"/>
    </style:style>
    <style:style style:name="earth2" style:display-name="earth2" style:family="paragraph" style:parent-style-name="default">
      <style:text-properties style:font-name-asian="Lohit Devanagari" style:font-name-complex="Lohit Devanagari" fo:hyphenate="false"/>
    </style:style>
    <style:style style:name="earth3" style:display-name="earth3" style:family="paragraph" style:parent-style-name="default">
      <style:text-properties style:font-name-asian="Lohit Devanagari" style:font-name-complex="Lohit Devanagari" fo:hyphenate="false"/>
    </style:style>
    <style:style style:name="green1" style:display-name="green1" style:family="paragraph" style:parent-style-name="default">
      <style:text-properties style:font-name-asian="Lohit Devanagari" style:font-name-complex="Lohit Devanagari" fo:hyphenate="false"/>
    </style:style>
    <style:style style:name="green2" style:display-name="green2" style:family="paragraph" style:parent-style-name="default">
      <style:text-properties style:font-name-asian="Lohit Devanagari" style:font-name-complex="Lohit Devanagari" fo:hyphenate="false"/>
    </style:style>
    <style:style style:name="green3" style:display-name="green3" style:family="paragraph" style:parent-style-name="default">
      <style:text-properties style:font-name-asian="Lohit Devanagari" style:font-name-complex="Lohit Devanagari" fo:hyphenate="false"/>
    </style:style>
    <style:style style:name="seetang1" style:display-name="seetang1" style:family="paragraph" style:parent-style-name="default">
      <style:text-properties style:font-name-asian="Lohit Devanagari" style:font-name-complex="Lohit Devanagari" fo:hyphenate="false"/>
    </style:style>
    <style:style style:name="seetang2" style:display-name="seetang2" style:family="paragraph" style:parent-style-name="default">
      <style:text-properties style:font-name-asian="Lohit Devanagari" style:font-name-complex="Lohit Devanagari" fo:hyphenate="false"/>
    </style:style>
    <style:style style:name="seetang3" style:display-name="seetang3" style:family="paragraph" style:parent-style-name="default">
      <style:text-properties style:font-name-asian="Lohit Devanagari" style:font-name-complex="Lohit Devanagari" fo:hyphenate="false"/>
    </style:style>
    <style:style style:name="lightblue1" style:display-name="lightblue1" style:family="paragraph" style:parent-style-name="default">
      <style:text-properties style:font-name-asian="Lohit Devanagari" style:font-name-complex="Lohit Devanagari" fo:hyphenate="false"/>
    </style:style>
    <style:style style:name="lightblue2" style:display-name="lightblue2" style:family="paragraph" style:parent-style-name="default">
      <style:text-properties style:font-name-asian="Lohit Devanagari" style:font-name-complex="Lohit Devanagari" fo:hyphenate="false"/>
    </style:style>
    <style:style style:name="lightblue3" style:display-name="lightblue3" style:family="paragraph" style:parent-style-name="default">
      <style:text-properties style:font-name-asian="Lohit Devanagari" style:font-name-complex="Lohit Devanagari" fo:hyphenate="false"/>
    </style:style>
    <style:style style:name="yellow1" style:display-name="yellow1" style:family="paragraph" style:parent-style-name="default">
      <style:text-properties style:font-name-asian="Lohit Devanagari" style:font-name-complex="Lohit Devanagari" fo:hyphenate="false"/>
    </style:style>
    <style:style style:name="yellow2" style:display-name="yellow2" style:family="paragraph" style:parent-style-name="default">
      <style:text-properties style:font-name-asian="Lohit Devanagari" style:font-name-complex="Lohit Devanagari" fo:hyphenate="false"/>
    </style:style>
    <style:style style:name="yellow3" style:display-name="yellow3" style:family="paragraph" style:parent-style-name="default">
      <style:text-properties style:font-name-asian="Lohit Devanagari" style:font-name-complex="Lohit Devanagari" fo:hyphenate="false"/>
    </style:style>
    <style:style style:name="Backgroundobjects" style:display-name="Background objects" style:family="paragraph">
      <style:text-properties style:font-name-asian="DejaVu Sans" style:font-name-complex="Alfa Slab One" fo:hyphenate="false"/>
    </style:style>
    <style:style style:name="Background" style:display-name="Background" style:family="paragraph">
      <style:text-properties style:font-name-asian="DejaVu Sans" style:font-name-complex="Alfa Slab One" fo:hyphenate="false"/>
    </style:style>
    <style:style style:name="Notes" style:display-name="Notes" style:family="paragraph">
      <style:paragraph-properties fo:margin-left="0.2361in" fo:text-indent="-0.2361in">
        <style:tab-stops/>
      </style:paragraph-properties>
      <style:text-properties style:font-name="Lohit Devanagari" style:font-name-asian="DejaVu Sans" style:font-name-complex="Alfa Slab One" fo:font-size="20pt" style:font-size-asian="20pt" fo:hyphenate="false"/>
    </style:style>
    <style:style style:name="Outline1" style:display-name="Outline 1" style:family="paragraph">
      <style:paragraph-properties fo:margin-top="0.1965in" style:line-height-at-least="0.1388in"/>
      <style:text-properties style:font-name="Arial" style:font-name-asian="DejaVu Sans" style:font-name-complex="Alfa Slab One" fo:color="#000000" fo:font-size="14pt" style:font-size-asian="14pt" fo:hyphenate="false"/>
    </style:style>
    <style:style style:name="Outline2" style:display-name="Outline 2" style:family="paragraph" style:parent-style-name="Outline1">
      <style:paragraph-properties fo:margin-top="0.1576in"/>
      <style:text-properties style:font-name-asian="Arial" style:font-name-complex="Arial" fo:hyphenate="false"/>
    </style:style>
    <style:style style:name="Outline3" style:display-name="Outline 3" style:family="paragraph" style:parent-style-name="Outline2">
      <style:paragraph-properties fo:margin-top="0.118in"/>
      <style:text-properties fo:hyphenate="false"/>
    </style:style>
    <style:style style:name="Outline4" style:display-name="Outline 4" style:family="paragraph" style:parent-style-name="Outline3">
      <style:paragraph-properties fo:margin-top="0.0784in"/>
      <style:text-properties fo:hyphenate="false"/>
    </style:style>
    <style:style style:name="Outline5" style:display-name="Outline 5" style:family="paragraph" style:parent-style-name="Outline4">
      <style:paragraph-properties fo:margin-top="0.0395in"/>
      <style:text-properties fo:font-size="20pt" style:font-size-asian="20pt" fo:hyphenate="false"/>
    </style:style>
    <style:style style:name="Outline6" style:display-name="Outline 6" style:family="paragraph" style:parent-style-name="Outline5">
      <style:text-properties fo:hyphenate="false"/>
    </style:style>
    <style:style style:name="Outline7" style:display-name="Outline 7" style:family="paragraph" style:parent-style-name="Outline6">
      <style:text-properties fo:hyphenate="false"/>
    </style:style>
    <style:style style:name="Outline8" style:display-name="Outline 8" style:family="paragraph" style:parent-style-name="Outline7">
      <style:text-properties fo:hyphenate="false"/>
    </style:style>
    <style:style style:name="Outline9" style:display-name="Outline 9" style:family="paragraph" style:parent-style-name="Outline8">
      <style:text-properties fo:hyphenate="false"/>
    </style:style>
    <style:style style:name="TITLE_AND_BODYLTGliederung1" style:display-name="TITLE_AND_BODY~LT~Gliederung 1" style:family="paragraph">
      <style:paragraph-properties fo:margin-top="0.1965in" style:line-height-at-least="0.1388in"/>
      <style:text-properties style:font-name="Arial" style:font-name-asian="DejaVu Sans" style:font-name-complex="Alfa Slab One" fo:color="#000000" fo:font-size="14pt" style:font-size-asian="14pt" fo:hyphenate="false"/>
    </style:style>
    <style:style style:name="TITLE_AND_BODYLTGliederung2" style:display-name="TITLE_AND_BODY~LT~Gliederung 2" style:family="paragraph" style:parent-style-name="TITLE_AND_BODYLTGliederung1">
      <style:paragraph-properties fo:margin-top="0.1576in"/>
      <style:text-properties style:font-name-asian="Arial" style:font-name-complex="Arial" fo:hyphenate="false"/>
    </style:style>
    <style:style style:name="TITLE_AND_BODYLTGliederung3" style:display-name="TITLE_AND_BODY~LT~Gliederung 3" style:family="paragraph" style:parent-style-name="TITLE_AND_BODYLTGliederung2">
      <style:paragraph-properties fo:margin-top="0.118in"/>
      <style:text-properties fo:hyphenate="false"/>
    </style:style>
    <style:style style:name="TITLE_AND_BODYLTGliederung4" style:display-name="TITLE_AND_BODY~LT~Gliederung 4" style:family="paragraph" style:parent-style-name="TITLE_AND_BODYLTGliederung3">
      <style:paragraph-properties fo:margin-top="0.0784in"/>
      <style:text-properties fo:hyphenate="false"/>
    </style:style>
    <style:style style:name="TITLE_AND_BODYLTGliederung5" style:display-name="TITLE_AND_BODY~LT~Gliederung 5" style:family="paragraph" style:parent-style-name="TITLE_AND_BODYLTGliederung4">
      <style:paragraph-properties fo:margin-top="0.0395in"/>
      <style:text-properties fo:font-size="20pt" style:font-size-asian="20pt" fo:hyphenate="false"/>
    </style:style>
    <style:style style:name="TITLE_AND_BODYLTGliederung6" style:display-name="TITLE_AND_BODY~LT~Gliederung 6" style:family="paragraph" style:parent-style-name="TITLE_AND_BODYLTGliederung5">
      <style:text-properties fo:hyphenate="false"/>
    </style:style>
    <style:style style:name="TITLE_AND_BODYLTGliederung7" style:display-name="TITLE_AND_BODY~LT~Gliederung 7" style:family="paragraph" style:parent-style-name="TITLE_AND_BODYLTGliederung6">
      <style:text-properties fo:hyphenate="false"/>
    </style:style>
    <style:style style:name="TITLE_AND_BODYLTGliederung8" style:display-name="TITLE_AND_BODY~LT~Gliederung 8" style:family="paragraph" style:parent-style-name="TITLE_AND_BODYLTGliederung7">
      <style:text-properties fo:hyphenate="false"/>
    </style:style>
    <style:style style:name="TITLE_AND_BODYLTGliederung9" style:display-name="TITLE_AND_BODY~LT~Gliederung 9" style:family="paragraph" style:parent-style-name="TITLE_AND_BODYLTGliederung8">
      <style:text-properties fo:hyphenate="false"/>
    </style:style>
    <style:style style:name="TITLE_AND_BODYLTTitel" style:display-name="TITLE_AND_BODY~LT~Titel" style:family="paragraph">
      <style:paragraph-properties style:line-height-at-least="0.1388in"/>
      <style:text-properties style:font-name="Arial" style:font-name-asian="DejaVu Sans" style:font-name-complex="Alfa Slab One" fo:color="#000000" fo:font-size="14pt" style:font-size-asian="14pt" fo:hyphenate="false"/>
    </style:style>
    <style:style style:name="TITLE_AND_BODYLTUntertitel" style:display-name="TITLE_AND_BODY~LT~Untertitel" style:family="paragraph">
      <style:paragraph-properties fo:text-align="center"/>
      <style:text-properties style:font-name="Lohit Devanagari" style:font-name-asian="DejaVu Sans" style:font-name-complex="Alfa Slab One" fo:font-size="32pt" style:font-size-asian="32pt" fo:hyphenate="false"/>
    </style:style>
    <style:style style:name="TITLE_AND_BODYLTNotizen" style:display-name="TITLE_AND_BODY~LT~Notizen" style:family="paragraph">
      <style:paragraph-properties fo:margin-left="0.2361in" fo:text-indent="-0.2361in">
        <style:tab-stops/>
      </style:paragraph-properties>
      <style:text-properties style:font-name="Lohit Devanagari" style:font-name-asian="DejaVu Sans" style:font-name-complex="Alfa Slab One" fo:font-size="20pt" style:font-size-asian="20pt" fo:hyphenate="false"/>
    </style:style>
    <style:style style:name="TITLE_AND_BODYLTHintergrundobjekte" style:display-name="TITLE_AND_BODY~LT~Hintergrundobjekte" style:family="paragraph">
      <style:text-properties style:font-name-asian="DejaVu Sans" style:font-name-complex="Alfa Slab One" fo:hyphenate="false"/>
    </style:style>
    <style:style style:name="TITLE_AND_BODYLTHintergrund" style:display-name="TITLE_AND_BODY~LT~Hintergrund" style:family="paragraph">
      <style:text-properties style:font-name-asian="DejaVu Sans" style:font-name-complex="Alfa Slab One"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Kaio M</dc:creator>
    <meta:creation-date>2021-10-31T15:28:00Z</meta:creation-date>
    <dc:date>2021-11-01T14:06:00Z</dc:date>
    <meta:template xlink:href="Normal.dotm" xlink:type="simple"/>
    <meta:editing-cycles>8</meta:editing-cycles>
    <meta:editing-duration>PT3840S</meta:editing-duration>
    <meta:document-statistic meta:page-count="1" meta:paragraph-count="14" meta:word-count="1072" meta:character-count="7171" meta:row-count="50" meta:non-whitespace-character-count="6113"/>
  </office:meta>
</office:document-meta>
</file>